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list text:style-name="List14623031820313">
        <text:list-item>
          <text:p text:style-name="podBulletItem">Aa</text:p>
        </text:list-item>
        <text:list-item>
          <text:p text:style-name="podBulletItem">Bb</text:p>
        </text:list-item>
        <text:list-item>
          <text:list text:style-name="List14623031820313">
            <text:list-item>
              <text:p text:style-name="podBulletItem">Sub</text:p>
            </text:list-item>
          </text:list>
        </text:list-item>
      </text:list>
      <text:list text:style-name="List14623031820439" text:continue-numbering="false">
        <text:list-item>
          <text:p text:style-name="podNumberItem">Numbered</text:p>
        </text:list-item>
        <text:list-item>
          <text:p text:style-name="podNumberItem">Numbered</text:p>
        </text:list-item>
        <text:list-item>
          <text:p text:style-name="podNumberItem">Numbered</text:p>
        </text:list-item>
      </text:list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Ubuntu" svg:font-family="Ubuntu" style:font-family-generic="swiss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text:list-style style:name="List14623031820313">
      <text:list-level-style-bullet text:level="1" text:style-name="podBulletStyle" text:bullet-char="~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~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~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~">
        <style:list-level-properties text:space-before="1in" text:min-label-width="0.25in"/>
        <style:text-properties style:font-name="PodStarSymbol"/>
      </text:list-level-style-bullet>
    </text:list-style>
    <text:list-style style:name="List14623031820439">
      <text:list-level-style-number text:level="1" text:style-name="podNumberStyle" style:num-suffix=")" style:num-format="1">
        <style:list-level-properties text:space-before="0.25in" text:min-label-width="0.25in"/>
      </text:list-level-style-number>
      <text:list-level-style-number text:level="2" text:style-name="podNumberStyle" style:num-suffix=")" style:num-format="1">
        <style:list-level-properties text:space-before="0.5in" text:min-label-width="0.25in"/>
      </text:list-level-style-number>
      <text:list-level-style-number text:level="3" text:style-name="podNumberStyle" style:num-suffix=")" style:num-format="1">
        <style:list-level-properties text:space-before="0.75in" text:min-label-width="0.25in"/>
      </text:list-level-style-number>
      <text:list-level-style-number text:level="4" text:style-name="podNumberStyle" style:num-suffix=")" style:num-format="1">
        <style:list-level-properties text:space-before="1in" text:min-label-width="0.25in"/>
      </text:list-level-style-number>
    </text:list-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style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style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style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Signature" style:master-page-name="" style:class="text" style:parent-style-name="Standard" style:family="paragraph">
      <style:paragraph-properties fo:text-indent="0cm" text:line-number="0" fo:margin-left="0cm" style:page-number="auto" style:auto-text-indent="false" fo:margin-right="0cm" text:number-lines="false"/>
      <style:text-properties fo:font-size="16pt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5-03T18:52:31.343845229</dc:date>
    <dc:language>en-US</dc:language>
    <meta:editing-cycles>17</meta:editing-cycles>
    <meta:editing-duration>PT1H54M6S</meta:editing-duration>
    <meta:document-statistic meta:table-count="0" meta:image-count="0" meta:object-count="0" meta:page-count="1" meta:paragraph-count="1" meta:word-count="10" meta:character-count="49" meta:non-whitespace-character-count="40"/>
    <meta:user-defined meta:name="Info 1"/>
    <meta:user-defined meta:name="Info 2"/>
    <meta:user-defined meta:name="Info 3"/>
    <meta:user-defined meta:name="Info 4"/>
  </office:meta>
</office:document-meta>
</file>